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line" table:style-name="ta1">
        <table:shapes>
          <draw:frame draw:z-index="0" draw:style-name="gr1" draw:text-style-name="P1" svg:width="293.85mm" svg:height="165.28mm" svg:x="84.47mm" svg:y="8.44mm">
            <draw:object draw:notify-on-update-of-ranges="'first-line'.A1:'first-line'.A1 'first-line'.A2:'first-line'.A201 'first-line'.B1:'first-line'.B1 'first-line'.B2:'first-line'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12.85" calcext:value-type="float">
            <text:p>-12.85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12.55" calcext:value-type="float">
            <text:p>-12.55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12.4" calcext:value-type="float">
            <text:p>-12.4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12.1" calcext:value-type="float">
            <text:p>-12.1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11.95" calcext:value-type="float">
            <text:p>-11.95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11.65" calcext:value-type="float">
            <text:p>-11.6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11.35" calcext:value-type="float">
            <text:p>-11.35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11.05" calcext:value-type="float">
            <text:p>-11.05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10.9" calcext:value-type="float">
            <text:p>-10.9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10.75" calcext:value-type="float">
            <text:p>-10.75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10.45" calcext:value-type="float">
            <text:p>-10.45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9.55" calcext:value-type="float">
            <text:p>-9.55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9.25" calcext:value-type="float">
            <text:p>-9.25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8.95" calcext:value-type="float">
            <text:p>-8.95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8.65" calcext:value-type="float">
            <text:p>-8.6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8.35" calcext:value-type="float">
            <text:p>-8.35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8.05" calcext:value-type="float">
            <text:p>-8.05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7.45" calcext:value-type="float">
            <text:p>-7.45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7.15" calcext:value-type="float">
            <text:p>-7.1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6.55" calcext:value-type="float">
            <text:p>-6.55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5.35" calcext:value-type="float">
            <text:p>-5.35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5.05" calcext:value-type="float">
            <text:p>-5.05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4.45" calcext:value-type="float">
            <text:p>-4.45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4.15" calcext:value-type="float">
            <text:p>-4.1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2.35" calcext:value-type="float">
            <text:p>-2.35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1.15" calcext:value-type="float">
            <text:p>-1.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6.85" calcext:value-type="float">
            <text:p>16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1:32:22.299141684</dc:date>
    <meta:editing-duration>PT10M59S</meta:editing-duration>
    <meta:editing-cycles>1</meta:editing-cycles>
    <meta:document-statistic meta:table-count="1" meta:cell-count="402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6cm" svg:height="16.529cm" xlink:href=".." xlink:type="simple" chart:class="chart:scatter" chart:style-name="ch1">
        <chart:title svg:x="12.969cm" svg:y="0.466cm" chart:style-name="ch2">
          <text:p>line plot 01 chart</text:p>
        </chart:title>
        <chart:legend chart:legend-position="end" svg:x="28.446cm" svg:y="7.965cm" style:legend-expansion="high" chart:style-name="ch3"/>
        <chart:plot-area chart:style-name="ch4" table:cell-range-address="'first-line'.A1:'first-line'.B201" chart:data-source-has-labels="row" svg:x="0.587cm" svg:y="1.575cm" svg:width="27.272cm" svg:height="14.624cm">
          <chartooo:coordinate-region svg:x="0.825cm" svg:y="1.773cm" svg:width="26.848cm" svg:height="14.2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irst-line'.B2:'first-line'.B201" chart:label-cell-address="'first-line'.B1:'first-line'.B1" chart:class="chart:scatter">
            <chart:domain table:cell-range-address="'first-line'.A2:'first-line'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first-line'.B1:'first-lin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first-line'.A2:'first-line'.A201</svg:desc>
                </draw:g>
              </table:table-cell>
              <table:table-cell office:value-type="float" office:value="-13">
                <text:p>-13</text:p>
                <draw:g>
                  <svg:desc>'first-line'.B2:'first-line'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-12.55">
                <text:p>-12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-11.95">
                <text:p>-11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-11.65">
                <text:p>-1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-11.05">
                <text:p>-11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">
                <text:p>-8.6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">
                <text:p>-8.5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">
                <text:p>-8.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">
                <text:p>-8.3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">
                <text:p>-8.2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">
                <text:p>-8.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">
                <text:p>-7.9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">
                <text:p>-7.8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">
                <text:p>-7.7</text:p>
              </table:table-cell>
              <table:table-cell office:value-type="float" office:value="-9.55">
                <text:p>-9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">
                <text:p>-7.6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">
                <text:p>-7.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">
                <text:p>-7.4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">
                <text:p>-7.3</text:p>
              </table:table-cell>
              <table:table-cell office:value-type="float" office:value="-8.95">
                <text:p>-8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">
                <text:p>-7.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">
                <text:p>-7.1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">
                <text:p>-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">
                <text:p>-6.9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">
                <text:p>-6.8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">
                <text:p>-6.7</text:p>
              </table:table-cell>
              <table:table-cell office:value-type="float" office:value="-8.05">
                <text:p>-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">
                <text:p>-6.6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">
                <text:p>-6.5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">
                <text:p>-6.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">
                <text:p>-6.3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">
                <text:p>-6.2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">
                <text:p>-6.1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">
                <text:p>-5.9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">
                <text:p>-5.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">
                <text:p>-5.7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">
                <text:p>-5.6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">
                <text:p>-5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">
                <text:p>-5.4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">
                <text:p>-5.3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">
                <text:p>-5.2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">
                <text:p>-5.1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">
                <text:p>-4.9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">
                <text:p>-4.8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">
                <text:p>-4.7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">
                <text:p>-4.6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">
                <text:p>-4.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">
                <text:p>-4.4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">
                <text:p>-4.3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">
                <text:p>-4.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">
                <text:p>-4.1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">
                <text:p>-3.9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">
                <text:p>-3.8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">
                <text:p>-3.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">
                <text:p>-3.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">
                <text:p>-3.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">
                <text:p>-3.4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">
                <text:p>-3.3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">
                <text:p>-3.2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">
                <text:p>-3.1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">
                <text:p>-2.9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">
                <text:p>-2.8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">
                <text:p>-2.7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">
                <text:p>-2.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">
                <text:p>-2.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">
                <text:p>-2.4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">
                <text:p>-2.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">
                <text:p>-2.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">
                <text:p>-2.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">
                <text:p>-1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">
                <text:p>-1.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">
                <text:p>-1.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">
                <text:p>-1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">
                <text:p>-1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">
                <text:p>-1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">
                <text:p>-1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">
                <text:p>-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">
                <text:p>-1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">
                <text:p>-0.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">
                <text:p>-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">
                <text:p>-0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">
                <text:p>-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">
                <text:p>-0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">
                <text:p>-0.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">
                <text:p>-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">
                <text:p>-0.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">
                <text:p>0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">
                <text:p>0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">
                <text:p>0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">
                <text:p>0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">
                <text:p>0.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">
                <text:p>0.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">
                <text:p>1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">
                <text:p>1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">
                <text:p>1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">
                <text:p>1.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">
                <text:p>1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">
                <text:p>1.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">
                <text:p>1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">
                <text:p>1.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">
                <text:p>2.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">
                <text:p>2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">
                <text:p>2.3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">
                <text:p>2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">
                <text:p>2.7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">
                <text:p>2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">
                <text:p>2.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">
                <text:p>3.1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">
                <text:p>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">
                <text:p>3.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">
                <text:p>3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">
                <text:p>3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">
                <text:p>3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">
                <text:p>3.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">
                <text:p>3.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">
                <text:p>4.1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">
                <text:p>4.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8">
                <text:p>4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">
                <text:p>4.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">
                <text:p>5.1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2">
                <text:p>5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">
                <text:p>5.3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">
                <text:p>5.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">
                <text:p>5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">
                <text:p>5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7">
                <text:p>5.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8">
                <text:p>5.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">
                <text:p>5.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">
                <text:p>6.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">
                <text:p>6.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">
                <text:p>6.3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">
                <text:p>6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5">
                <text:p>6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">
                <text:p>6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">
                <text:p>6.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">
                <text:p>6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">
                <text:p>6.9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">
                <text:p>7.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">
                <text:p>7.3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4">
                <text:p>7.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5">
                <text:p>7.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">
                <text:p>7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7">
                <text:p>7.7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8">
                <text:p>7.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9">
                <text:p>7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">
                <text:p>8.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2">
                <text:p>8.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3">
                <text:p>8.3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">
                <text:p>8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5">
                <text:p>8.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6">
                <text:p>8.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7">
                <text:p>8.7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">
                <text:p>8.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">
                <text:p>9.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">
                <text:p>9.3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">
                <text:p>9.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">
                <text:p>9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">
                <text:p>9.7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">
                <text:p>9.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">
                <text:p>9.9</text:p>
              </table:table-cell>
              <table:table-cell office:value-type="float" office:value="16.85">
                <text:p>16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